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 style:master-page-name="Standard">
      <style:paragraph-properties fo:margin-left="0.5in" fo:margin-right="0in" fo:text-indent="-0.25in" style:auto-text-indent="false" style:page-number="1"/>
    </style:style>
    <style:style style:name="P3" style:family="paragraph" style:parent-style-name="Standard">
      <style:paragraph-properties fo:margin-left="2.3618in" fo:margin-right="0in" fo:text-indent="0in" style:auto-text-indent="false"/>
    </style:style>
    <style:style style:name="P4" style:family="paragraph" style:parent-style-name="Standard" style:list-style-name="WWNum1">
      <style:paragraph-properties fo:margin-left="1in" fo:margin-right="0in" fo:text-indent="-0.25in" style:auto-text-indent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33650392" text:style-name="WWNum1">
        <text:list-item>
          <text:p text:style-name="P2"><text:span text:style-name="T1">Stredoveká lit. sa rozvíja od </text:span><text:span text:style-name="T2">5</text:span><text:span text:style-name="T1"> do </text:span><text:span text:style-name="T2">15 stor.</text:span></text:p>
        </text:list-item>
        <text:list-item>
          <text:p text:style-name="P1"><text:span text:style-name="T1">Charakterizujte Proglas: </text:span><text:span text:style-name="T2">1. slovanská báseň</text:span></text:p>
        </text:list-item>
        <text:list-item>
          <text:p text:style-name="P1"><text:span text:style-name="T1">Charakterizujte dielo Život sv. Konštantína: </text:span><text:span text:style-name="T2">o jeho činnosti pred príchodom na VM, o jeho povahe, detstve, štúdiu, činnosti na VM až po jeho smrť</text:span><text:span text:style-name="T1">.</text:span></text:p>
        </text:list-item>
      </text:list>
      <text:p text:style-name="Standard"><text:span text:style-name="T1"><text:tab/>Autorom je </text:span><text:span text:style-name="T2">Kliment</text:span></text:p>
      <text:list xml:id="list52920013314369" text:continue-numbering="true" text:style-name="WWNum1">
        <text:list-item>
          <text:p text:style-name="P1"><text:span text:style-name="T1">K rokom priraďte udalosť: 863 - </text:span><text:span text:style-name="T2">príchod Konštantína a Metoda na VM</text:span></text:p>
        </text:list-item>
      </text:list>
      <text:p text:style-name="P3"><text:span text:style-name="T1">1465 - </text:span><text:span text:style-name="T2">Academia Istropolitana</text:span></text:p>
      <text:list xml:id="list52919255269021" text:continue-numbering="true" text:style-name="WWNum1">
        <text:list-item>
          <text:p text:style-name="P1"><text:span text:style-name="T1">Vysvetlite pojmy: </text:span></text:p>
          <text:list>
            <text:list-item>
              <text:p text:style-name="P4"><text:span text:style-name="T1">hlaholika - </text:span><text:span text:style-name="T2">1. slovanské písmo</text:span></text:p>
            </text:list-item>
            <text:list-item>
              <text:p text:style-name="P4"><text:span text:style-name="T1">staroslovienčina - </text:span><text:span text:style-name="T2">1. slovanský jazyk</text:span></text:p>
            </text:list-item>
            <text:list-item>
              <text:p text:style-name="P4"><text:span text:style-name="T1">hagiografia - </text:span><text:span text:style-name="T2">životopis svätých</text:span></text:p>
            </text:list-item>
            <text:list-item>
              <text:p text:style-name="P4"><text:span text:style-name="T1">synkretizmus - </text:span><text:span text:style-name="T2">kríženie lit. druhov, zmiešavanie funkcií</text:span></text:p>
            </text:list-item>
            <text:list-item>
              <text:p text:style-name="P4"><text:span text:style-name="T1">ornamentálnosť - </text:span><text:span text:style-name="T2">využívanie trópov a figúr</text:span></text:p>
            </text:list-item>
            <text:list-item>
              <text:p text:style-name="P4"><text:span text:style-name="T1">exemplum - </text:span><text:span text:style-name="T2">príklad, súčasť kázní o dobrých a zlých vlastnostiach ľudí</text:span></text:p>
            </text:list-item>
          </text:list>
        </text:list-item>
        <text:list-item>
          <text:p text:style-name="P1"><text:span text:style-name="T1">Napíšte 5 znakov stredovekej lit.: </text:span><text:span text:style-name="T2">Imitácia, transcendentálnosť, anonymita, synkretizmus, ornamentálnosť, topika, univerzálny jazyk, hrdina</text:span></text:p>
        </text:list-item>
        <text:list-item>
          <text:p text:style-name="P1"><text:span text:style-name="T1">Mottom stredoveku bolo </text:span><text:span text:style-name="T2">Modli sa a pracuj (Ora et labora)</text:span></text:p>
        </text:list-item>
        <text:list-item>
          <text:p text:style-name="P1"><text:span text:style-name="T1">Univerzálnym jazykom stredovekej lit. bola </text:span><text:span text:style-name="T2">Latinčina</text:span></text:p>
        </text:list-item>
        <text:list-item>
          <text:p text:style-name="P1"><text:span text:style-name="T1">Zaraď diela k príslušným autorom:</text:span></text:p>
        </text:list-item>
      </text:list>
      <text:p text:style-name="Standard"><text:span text:style-name="T1"><text:tab/></text:span><text:span text:style-name="T2">Život sv. Metoda — sv. Gorazd</text:span></text:p>
      <text:p text:style-name="Standard"><text:span text:style-name="T2"><text:tab/>Misál - omšová kniha — Konštantín a Metod</text:span></text:p>
      <text:p text:style-name="Standard"><text:span text:style-name="T2"><text:tab/>Legenda o sv. Svoradovi a Benediktovi — Maurus</text:span></text:p>
      <text:list xml:id="list52920138589003" text:continue-numbering="true" text:style-name="WWNum1">
        <text:list-item>
          <text:p text:style-name="P1"><text:span text:style-name="T1">Doplňte: Konštantín a Metod sa na VM venovali </text:span><text:span text:style-name="T2">výchove kňazov, prekladaniu, šíriť vzdelanie v domácom jazyku, náboženskej </text:span><text:span text:style-name="T1">činnosti.</text:span></text:p>
        </text:list-item>
        <text:list-item>
          <text:p text:style-name="P1"><text:span text:style-name="T1">Uveďte aspoň 3 žánre feudálnej náboženskej lit.: </text:span><text:span text:style-name="T2">Piesne, básne, modlitby; kázne; legendy; hagiografia; exemplá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sk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sk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2" meta:word-count="200" meta:character-count="1304" meta:non-whitespace-character-count="1135"/>
    <meta:generator>LibreOfficeDev/6.0.5.2$Linux_X86_64 LibreOffice_project/</meta:generator>
  </office:meta>
</office:document-meta>
</file>